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17572910B4893A789BF.png" manifest:media-type="image/png"/>
  <manifest:file-entry manifest:full-path="Pictures/10000001000003E100000175144BBF3DBEF6DD26.png" manifest:media-type="image/png"/>
  <manifest:file-entry manifest:full-path="Pictures/10000001000003E100000175FE733126E01F6EDE.png" manifest:media-type="image/png"/>
  <manifest:file-entry manifest:full-path="Pictures/10000001000003E1000001758D9CDEBC6ADE2946.png" manifest:media-type="image/png"/>
  <manifest:file-entry manifest:full-path="Pictures/10000001000003E10000017519A10F55BE3C4A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20.8cm" svg:height="7.812cm" draw:z-index="0"><draw:image xlink:href="Pictures/10000001000003E10000017519A10F55BE3C4AC9.png" xlink:type="simple" xlink:show="embed" xlink:actuate="onLoad" draw:mime-type="image/png"/></draw:frame><draw:frame draw:style-name="fr2" draw:name="Image2" text:anchor-type="char" svg:x="0cm" svg:y="7.71cm" svg:width="20.8cm" svg:height="7.812cm" draw:z-index="1"><draw:image xlink:href="Pictures/10000001000003E1000001758D9CDEBC6ADE2946.png" xlink:type="simple" xlink:show="embed" xlink:actuate="onLoad" draw:mime-type="image/png"/></draw:frame><draw:frame draw:style-name="fr2" draw:name="Image3" text:anchor-type="char" svg:x="0cm" svg:y="15.52cm" svg:width="20.8cm" svg:height="7.812cm" draw:z-index="2"><draw:image xlink:href="Pictures/10000001000003E100000175FE733126E01F6EDE.png" xlink:type="simple" xlink:show="embed" xlink:actuate="onLoad" draw:mime-type="image/png"/></draw:frame></text:p>
      <text:p text:style-name="Standard"/>
      <text:p text:style-name="Standard"><draw:frame draw:style-name="fr2" draw:name="Image4" text:anchor-type="char" svg:x="0cm" svg:y="6.366cm" svg:width="20.8cm" svg:height="7.812cm" draw:z-index="3"><draw:image xlink:href="Pictures/10000001000003E100000175144BBF3DBEF6DD26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5" text:anchor-type="char" svg:width="20.8cm" svg:height="7.812cm" draw:z-index="4"><draw:image xlink:href="Pictures/10000001000003E10000017572910B4893A789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5:06:43.480773726</meta:creation-date>
    <dc:date>2025-05-22T22:28:02.189480845</dc:date>
    <meta:editing-duration>PT4H10M19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